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PB" style:family="paragraph">
      <style:paragraph-properties fo:break-after="page" fo:margin-top="0cm" fo:margin-bottom="0cm"/>
    </style:style>
    <style:style style:name="SB1" style:family="paragraph" style:master-page-name="Standard1">
      <style:paragraph-properties/>
      <style:text-properties text:display="none"/>
    </style:style>
    <style:style style:name="T1" style:family="text">
      <style:text-properties/>
    </style:style>
    <style:style style:name="P1" style:family="paragraph" style:parent-style-name="Normal">
      <style:paragraph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2" style:family="paragraph" style:parent-style-name="Normal">
      <style:paragraph-properties/>
    </style:style>
    <style:style style:name="P3" style:family="paragraph" style:parent-style-name="Normal">
      <style:paragraph-properties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P4" style:family="paragraph" style:parent-style-name="Normal">
      <style:paragraph-properties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tracked-changes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 text:style-name="SB1"/>
        <text:p text:style-name="P1"><text:span text:style-name="T1">"Learn from yesterday, live for today, hope for tomorrow. The important thing is not to stop questioning." (Albert Einstein)</text:span></text:p>
        <text:p text:style-name="P2"><text:span text:style-name="T2">"Great achievement is usually born of great sacrifice, and is never the result of selfishness." (Napoleon Hill)</text:span></text:p>
        <text:p text:style-name="P3"><text:span text:style-name="oneUserDefinedStyle">"The greatest accomplishment is not in never falling, but in rising again after you fall." (Vince Lombardi)</text:span></text:p>
        <text:p text:style-name="P4"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cm" fo:page-height="29.7cm" style:num-format="1" style:print-orientation="portrait" fo:margin-top="1in" fo:margin-bottom="1in" fo:margin-left="1in" fo:margin-right="1in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1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22-09-23T13:08:00.000</dc:date>
    <meta:generator>PHPWord</meta:generator>
    <meta:initial-creator/>
    <meta:creation-date>2022-09-23T13:08:00.000</meta:creation-date>
    <meta:keyword/>
    <meta:user-defined meta:name="Category"/>
    <meta:user-defined meta:name="Company"/>
    <meta:user-defined meta:name="Manager"/>
  </office:meta>
</office:document-meta>
</file>